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8391" officeooo:paragraph-rsid="00158391"/>
    </style:style>
    <style:style style:name="P2" style:family="paragraph" style:parent-style-name="Standard" style:list-style-name="L1">
      <style:text-properties officeooo:rsid="00158391" officeooo:paragraph-rsid="00158391"/>
    </style:style>
    <style:style style:name="P3" style:family="paragraph" style:parent-style-name="Standard" style:list-style-name="L3">
      <style:text-properties officeooo:rsid="00158391" officeooo:paragraph-rsid="00158391"/>
    </style:style>
    <style:style style:name="T1" style:family="text">
      <style:text-properties officeooo:rsid="00158391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« <text:span text:style-name="T1">Y en realidad en el mapa se ve como un tallarin. » </text:span></text:p>
      <text:p text:style-name="Standard"/>
      <text:p text:style-name="P1"/>
      <text:p text:style-name="P1"/>
      <text:p text:style-name="P1"/>
      <text:p text:style-name="P1">Foto p 110</text:p>
      <text:p text:style-name="P1"/>
      <text:p text:style-name="P1">MH</text:p>
      <text:list xml:id="list7976522587396159656" text:style-name="L1">
        <text:list-item>
          <text:p text:style-name="P2"/>
        </text:list-item>
      </text:list>
      <text:p text:style-name="P1"/>
      <text:p text:style-name="P1">FP</text:p>
      <text:list xml:id="list2506273726895500995" text:style-name="L3">
        <text:list-item>
          <text:p text:style-name="P3">La dictadura militar </text:p>
        </text:list-item>
        <text:list-item>
          <text:p text:style-name="P3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09:32:39.859000000</meta:creation-date>
    <dc:date>2019-03-18T09:43:55.114000000</dc:date>
    <meta:editing-duration>PT14S</meta:editing-duration>
    <meta:editing-cycles>1</meta:editing-cycles>
    <meta:document-statistic meta:table-count="0" meta:image-count="0" meta:object-count="0" meta:page-count="1" meta:paragraph-count="7" meta:word-count="24" meta:character-count="91" meta:non-whitespace-character-count="73"/>
    <meta:generator>LibreOffice/5.1.6.2$Windows_x86 LibreOffice_project/07ac168c60a517dba0f0d7bc7540f5afa45f0909</meta:generator>
  </office:meta>
</office:document-meta>
</file>